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0pt" fo:language="en" fo:country="US" style:font-size-asian="10pt"/>
    </style:style>
    <style:style style:name="P2" style:family="paragraph" style:parent-style-name="Standard">
      <style:text-properties style:font-name="Helvetica" fo:font-size="10pt" fo:language="en" fo:country="US" fo:background-color="#ffff00" style:font-size-asian="10pt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text-properties style:font-name="Courier New" fo:language="en" fo:country="US"/>
    </style:style>
    <style:style style:name="P5" style:family="paragraph" style:parent-style-name="Standard">
      <style:text-properties style:font-name="Courier New" fo:language="en" fo:country="US" style:text-underline-style="solid" style:text-underline-width="auto" style:text-underline-color="font-color"/>
    </style:style>
    <style:style style:name="P6" style:family="paragraph" style:parent-style-name="Standard">
      <style:text-properties style:font-name="Courier New" fo:language="en" fo:country="US" style:text-underline-style="none"/>
    </style:style>
    <style:style style:name="P7" style:family="paragraph" style:parent-style-name="Standard">
      <style:text-properties style:font-name="Courier New" fo:language="en" fo:country="US" style:text-underline-style="none" officeooo:paragraph-rsid="002d62f1"/>
    </style:style>
    <style:style style:name="P8" style:family="paragraph" style:parent-style-name="Standard">
      <style:text-properties fo:color="#000000" style:font-name="Courier New" fo:language="en" fo:country="US" style:text-underline-style="none"/>
    </style:style>
    <style:style style:name="P9" style:family="paragraph" style:parent-style-name="Standard">
      <style:text-properties fo:color="#000000" style:text-underline-style="none"/>
    </style:style>
    <style:style style:name="P10" style:family="paragraph" style:parent-style-name="Standard">
      <style:text-properties style:text-underline-style="none"/>
    </style:style>
    <style:style style:name="P11" style:family="paragraph" style:parent-style-name="Standard">
      <style:text-properties style:text-underline-style="none" officeooo:paragraph-rsid="002d62f1"/>
    </style:style>
    <style:style style:name="P12" style:family="paragraph" style:parent-style-name="Standard" style:master-page-name="Standard">
      <style:paragraph-properties style:page-number="auto"/>
      <style:text-properties style:font-name="Courier New" fo:language="en" fo:country="US"/>
    </style:style>
    <style:style style:name="P13" style:family="paragraph" style:parent-style-name="Standard">
      <style:text-properties style:font-name="Courier New" fo:language="en" fo:country="US" style:text-underline-style="solid" style:text-underline-width="auto" style:text-underline-color="font-color"/>
    </style:style>
    <style:style style:name="P14" style:family="paragraph" style:parent-style-name="Standard">
      <style:text-properties style:font-name="Courier New" fo:language="en" fo:country="US" officeooo:paragraph-rsid="00363d7b" fo:background-color="transparent"/>
    </style:style>
    <style:style style:name="P15" style:family="paragraph" style:parent-style-name="Standard">
      <style:text-properties officeooo:paragraph-rsid="00363d7b" fo:background-color="transparent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en" fo:country="US"/>
    </style:style>
    <style:style style:name="T3" style:family="text">
      <style:text-properties style:font-name="Courier New" fo:language="en" fo:country="US" style:text-underline-style="none"/>
    </style:style>
    <style:style style:name="T4" style:family="text">
      <style:text-properties style:font-name="Courier New" fo:language="en" fo:country="US" officeooo:rsid="002d62f1"/>
    </style:style>
    <style:style style:name="T5" style:family="text">
      <style:text-properties style:font-name="Courier New" fo:language="en" fo:country="US" officeooo:rsid="0010e9a5"/>
    </style:style>
    <style:style style:name="T6" style:family="text">
      <style:text-properties fo:color="#0000ff" style:font-name="Courier New" fo:language="en" fo:country="US"/>
    </style:style>
    <style:style style:name="T7" style:family="text">
      <style:text-properties fo:color="#0000ff" style:font-name="Courier New" fo:language="en" fo:country="US" fo:font-weight="bold" style:font-weight-asian="bold"/>
    </style:style>
    <style:style style:name="T8" style:family="text">
      <style:text-properties fo:color="#0000ff" style:font-name="Courier New" fo:language="en" fo:country="US" fo:font-weight="bold" officeooo:rsid="002e4517" style:font-weight-asian="bold"/>
    </style:style>
    <style:style style:name="T9" style:family="text">
      <style:text-properties fo:color="#0000ff" style:font-name="Courier New" fo:language="en" fo:country="US" fo:font-weight="bold" officeooo:rsid="002e4517" style:font-weight-asian="bold" style:font-weight-complex="normal"/>
    </style:style>
    <style:style style:name="T10" style:family="text">
      <style:text-properties fo:color="#0000ff" style:font-name="Courier New" fo:font-weight="bold" style:font-weight-asian="bold"/>
    </style:style>
    <style:style style:name="T11" style:family="text">
      <style:text-properties fo:color="#0000ff" fo:font-weight="bold" officeooo:rsid="002e4517" fo:background-color="#ffff00" style:font-weight-asian="bold" style:font-weight-complex="normal"/>
    </style:style>
    <style:style style:name="T12" style:family="text">
      <style:text-properties fo:color="#0000ff" fo:font-weight="bold" officeooo:rsid="002e4517" style:font-weight-asian="bold" style:font-weight-complex="normal"/>
    </style:style>
    <style:style style:name="T13" style:family="text">
      <style:text-properties fo:color="#c0c0c0" style:font-name="Courier New" fo:language="en" fo:country="US"/>
    </style:style>
    <style:style style:name="T14" style:family="text">
      <style:text-properties fo:color="#c0c0c0" style:font-name="Courier New" fo:language="en" fo:country="US" fo:font-style="italic" style:font-style-asian="italic"/>
    </style:style>
    <style:style style:name="T15" style:family="text">
      <style:text-properties fo:color="#c0c0c0" style:font-name="Courier New" fo:language="en" fo:country="US" fo:font-style="italic" style:font-style-asian="italic" style:font-style-complex="italic"/>
    </style:style>
    <style:style style:name="T16" style:family="text">
      <style:text-properties fo:color="#c0c0c0" style:font-name="Courier New" fo:language="en" fo:country="US" fo:font-style="italic" officeooo:rsid="0034347e" style:font-style-asian="italic"/>
    </style:style>
    <style:style style:name="T17" style:family="text">
      <style:text-properties fo:color="#c0c0c0" style:font-name="Courier New" fo:language="en" fo:country="US" fo:font-style="italic" style:text-underline-style="none" style:font-style-asian="italic"/>
    </style:style>
    <style:style style:name="T18" style:family="text">
      <style:text-properties fo:color="#c0c0c0" style:font-name="Courier New" fo:font-style="italic" style:font-style-asian="italic"/>
    </style:style>
    <style:style style:name="T19" style:family="text">
      <style:text-properties fo:color="#000000"/>
    </style:style>
    <style:style style:name="T20" style:family="text">
      <style:text-properties fo:color="#000000" style:font-name="Courier New"/>
    </style:style>
    <style:style style:name="T21" style:family="text">
      <style:text-properties fo:color="#000000" style:font-name="Courier New" fo:language="en" fo:country="US"/>
    </style:style>
    <style:style style:name="T22" style:family="text">
      <style:text-properties fo:color="#000000" style:font-name="Courier New" fo:language="en" fo:country="US" fo:font-weight="bold" style:font-weight-asian="bold"/>
    </style:style>
    <style:style style:name="T23" style:family="text">
      <style:text-properties fo:color="#000000" style:font-name="Courier New" fo:language="en" fo:country="US" fo:font-weight="normal" officeooo:rsid="002e4517" style:font-weight-asian="normal" style:font-weight-complex="normal"/>
    </style:style>
    <style:style style:name="T24" style:family="text">
      <style:text-properties fo:color="#000000" style:font-name="Courier New" fo:language="en" fo:country="US" fo:font-style="normal" officeooo:rsid="003482ce" style:font-style-asian="normal" style:font-style-complex="normal"/>
    </style:style>
    <style:style style:name="T25" style:family="text">
      <style:text-properties fo:color="#000000" style:font-name="Courier New" fo:font-weight="bold" style:font-weight-asian="bold"/>
    </style:style>
    <style:style style:name="T26" style:family="text">
      <style:text-properties fo:color="#000000" officeooo:rsid="0010e9a5"/>
    </style:style>
    <style:style style:name="T27" style:family="text">
      <style:text-properties fo:color="#000000" fo:font-weight="normal" officeooo:rsid="002e4517" fo:background-color="#ffff00" style:font-weight-asian="normal" style:font-weight-complex="normal"/>
    </style:style>
    <style:style style:name="T28" style:family="text">
      <style:text-properties fo:color="#000000" fo:font-weight="normal" officeooo:rsid="00301240" fo:background-color="#ffff00" style:font-weight-asian="normal" style:font-weight-complex="normal"/>
    </style:style>
    <style:style style:name="T29" style:family="text">
      <style:text-properties fo:color="#000000" fo:font-weight="normal" officeooo:rsid="002e4517" style:font-weight-asian="normal" style:font-weight-complex="normal"/>
    </style:style>
    <style:style style:name="T30" style:family="text">
      <style:text-properties fo:color="#000000" fo:font-weight="normal" officeooo:rsid="00301240" style:font-weight-asian="normal" style:font-weight-complex="normal"/>
    </style:style>
    <style:style style:name="T31" style:family="text">
      <style:text-properties fo:color="#b2b2b2" style:font-name="Courier New" fo:language="en" fo:country="US" fo:font-style="italic" style:font-style-asian="italic"/>
    </style:style>
    <style:style style:name="T32" style:family="text">
      <style:text-properties fo:color="#b2b2b2" style:font-name="Courier New" fo:language="en" fo:country="US" fo:font-style="italic" fo:font-weight="normal" officeooo:rsid="002e4517" style:font-style-asian="italic" style:font-weight-asian="normal" style:font-style-complex="italic" style:font-weight-complex="normal"/>
    </style:style>
    <style:style style:name="T33" style:family="text">
      <style:text-properties fo:color="#b2b2b2" fo:font-style="italic" fo:font-weight="normal" officeooo:rsid="002e4517" fo:background-color="#ffff00" style:font-style-asian="italic" style:font-weight-asian="normal" style:font-style-complex="italic" style:font-weight-complex="normal"/>
    </style:style>
    <style:style style:name="T34" style:family="text">
      <style:text-properties fo:color="#b2b2b2" fo:font-style="italic" fo:font-weight="normal" officeooo:rsid="002e4517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behavior_annex ::=</text:p>
      <text:p text:style-name="Standard"><text:span text:style-name="T2"><text:s text:c="2"/>[ </text:span><text:span text:style-name="T7">variables</text:span><text:span text:style-name="T2"> { behavior_variable }+ ]</text:span></text:p>
      <text:p text:style-name="Standard"><text:span text:style-name="T2"><text:s text:c="2"/>[ </text:span><text:span text:style-name="T7">states</text:span><text:span text:style-name="T2"> { behavior_state }+ ]</text:span></text:p>
      <text:p text:style-name="Standard"><text:span text:style-name="T2"><text:s text:c="2"/>[ </text:span><text:span text:style-name="T7">transitions</text:span><text:span text:style-name="T2"> { behavior_transition }+ ]</text:span></text:p>
      <text:p text:style-name="P2"/>
      <text:p text:style-name="P4">behavior_variable ::= </text:p>
      <text:p text:style-name="Standard"><text:span text:style-name="T2"><text:s text:c="2"/></text:span><text:span text:style-name="T14">local_variable_</text:span><text:span text:style-name="T2">declarator { </text:span><text:span text:style-name="T7">,</text:span><text:span text:style-name="T2"> </text:span><text:span text:style-name="T14">local_variable_</text:span><text:span text:style-name="T2">declarator }* </text:span></text:p>
      <text:p text:style-name="Standard"><text:span text:style-name="T2"><text:s text:c="2"/></text:span><text:span text:style-name="T10">:</text:span><text:span text:style-name="T1"> </text:span><text:span text:style-name="T18">data_</text:span><text:span text:style-name="T1">unique_component_classifier_reference </text:span><text:span text:style-name="T10">;</text:span></text:p>
      <text:p text:style-name="P1"/>
      <text:p text:style-name="P3">unique_component_classifier_reference ::= </text:p>
      <text:p text:style-name="Standard"><text:span text:style-name="T1"><text:s text:c="2"/>{ </text:span><text:span text:style-name="T18">package_</text:span><text:span text:style-name="T1">identifier </text:span><text:span text:style-name="T10">::</text:span><text:span text:style-name="T1"> }* </text:span><text:span text:style-name="T18">component_type_</text:span><text:span text:style-name="T1">identifier</text:span></text:p>
      <text:p text:style-name="Standard"><text:span text:style-name="T1"><text:s text:c="2"/>[ </text:span><text:span text:style-name="T10">.</text:span><text:span text:style-name="T1"> </text:span><text:span text:style-name="T18">component_implementation_</text:span><text:span text:style-name="T1">identifier ]</text:span></text:p>
      <text:p text:style-name="P1"/>
      <text:p text:style-name="P4">behavior_state ::=</text:p>
      <text:p text:style-name="Standard"><text:span text:style-name="T2"><text:s text:c="2"/></text:span><text:span text:style-name="T14">behavior_state_</text:span><text:span text:style-name="T2">identifier { </text:span><text:span text:style-name="T7">,</text:span><text:span text:style-name="T2"> </text:span><text:span text:style-name="T14">behavior_state_</text:span><text:span text:style-name="T2">identifier }* </text:span></text:p>
      <text:p text:style-name="Standard"><text:span text:style-name="T2"><text:s text:c="2"/></text:span><text:span text:style-name="T7">:</text:span><text:span text:style-name="T2"> behavior_state_kind </text:span><text:span text:style-name="T7">state ;</text:span></text:p>
      <text:p text:style-name="P1"/>
      <text:p text:style-name="P4">behavior_state_kind ::=</text:p>
      <text:p text:style-name="Standard"><text:span text:style-name="T2"><text:s text:c="2"/>[ </text:span><text:span text:style-name="T7">initial</text:span><text:span text:style-name="T2"> ][ </text:span><text:span text:style-name="T7">complete</text:span><text:span text:style-name="T2"> ][ </text:span><text:span text:style-name="T7">final</text:span><text:span text:style-name="T2"> ]</text:span></text:p>
      <text:p text:style-name="P1"/>
      <text:p text:style-name="P4">behavior_transition ::=</text:p>
      <text:p text:style-name="Standard"><text:span text:style-name="T2"><text:s text:c="2"/>[ </text:span><text:span text:style-name="T14">transition_</text:span><text:span text:style-name="T2">identifier [ </text:span><text:span text:style-name="T7">[</text:span><text:span text:style-name="T2"> behavior_transition_priority </text:span><text:span text:style-name="T7">]</text:span><text:span text:style-name="T2"> ] </text:span><text:span text:style-name="T7">:</text:span><text:span text:style-name="T2"> ]</text:span></text:p>
      <text:p text:style-name="Standard"><text:span text:style-name="T2"><text:s text:c="2"/></text:span><text:span text:style-name="T14">source_state_</text:span><text:span text:style-name="T2">identifier { , </text:span><text:span text:style-name="T14">source_state_</text:span><text:span text:style-name="T2">identifier }* </text:span></text:p>
      <text:p text:style-name="Standard"><text:span text:style-name="T2"><text:s text:c="2"/></text:span><text:span text:style-name="T7">-[</text:span><text:span text:style-name="T2"> behavior_condition </text:span><text:span text:style-name="T7">]-&gt;</text:span></text:p>
      <text:p text:style-name="Standard"><text:span text:style-name="T2"><text:s text:c="2"/></text:span><text:span text:style-name="T14">destination_state_</text:span><text:span text:style-name="T2">identifier [ behavior_action_block ] </text:span><text:span text:style-name="T7">;</text:span></text:p>
      <text:p text:style-name="P1"/>
      <text:p text:style-name="P4">behavior_transition_priority ::=</text:p>
      <text:p text:style-name="P4"><text:s text:c="2"/>numeral</text:p>
      <text:p text:style-name="P1"/>
      <text:p text:style-name="P4">behavior_condition ::= </text:p>
      <text:p text:style-name="P4"><text:s text:c="2"/>dispatch_condition</text:p>
      <text:p text:style-name="P4">| execute_condition</text:p>
      <text:p text:style-name="P1"/>
      <text:p text:style-name="P4">execute_condition ::=</text:p>
      <text:p text:style-name="Standard"><text:span text:style-name="T2"><text:s text:c="2"/>[ </text:span><text:span text:style-name="T14">logical_</text:span><text:span text:style-name="T2">value_expression | </text:span><text:span text:style-name="T14">behavior_action_block_</text:span><text:span text:style-name="T2">timeout_catch | </text:span><text:span text:style-name="T7">otherwise</text:span><text:span text:style-name="T2"> ]</text:span></text:p>
      <text:p text:style-name="P4"><text:soft-page-break/>timeout_catch ::=</text:p>
      <text:p text:style-name="Standard"><text:span text:style-name="T2"><text:s text:c="2"/></text:span><text:span text:style-name="T7">timeout</text:span></text:p>
      <text:p text:style-name="P1"/>
      <text:p text:style-name="P4">declarator ::= identifier { array_size }*</text:p>
      <text:p text:style-name="P1"/>
      <text:p text:style-name="Standard"><text:span text:style-name="T2">array_size :: </text:span><text:span text:style-name="T7">[</text:span><text:span text:style-name="T2"> </text:span><text:span text:style-name="T31">integer_</text:span><text:span text:style-name="T2">value_constant </text:span><text:span text:style-name="T7">]</text:span></text:p>
      <text:p text:style-name="P1"/>
      <text:p text:style-name="P4">dispatch_condition ::= </text:p>
      <text:p text:style-name="Standard"><text:span text:style-name="T2"><text:s text:c="2"/></text:span><text:span text:style-name="T7">on dispatch</text:span><text:span text:style-name="T2"> [ dispatch_trigger_condition ] [ </text:span><text:span text:style-name="T7">frozen</text:span><text:span text:style-name="T2"> frozen_ports ]</text:span></text:p>
      <text:p text:style-name="P1"/>
      <text:p text:style-name="P4">dispatch_trigger_condition ::=</text:p>
      <text:p text:style-name="P4"><text:s text:c="2"/>dispatch_trigger_logical_expression</text:p>
      <text:p text:style-name="P9"><text:span text:style-name="T2">| </text:span><text:span text:style-name="T31">provides_subprogram_access_</text:span><text:span text:style-name="T2">name</text:span></text:p>
      <text:p text:style-name="Standard"><text:span text:style-name="T2">| </text:span><text:span text:style-name="T7">stop</text:span></text:p>
      <text:p text:style-name="P4">| completion_relative_timeout_condition_and_catch</text:p>
      <text:p text:style-name="P4">| dispatch_relative_timeout_catch</text:p>
      <text:p text:style-name="P1"/>
      <text:p text:style-name="P4">dispatch_trigger_logical_expression ::=</text:p>
      <text:p text:style-name="Standard"><text:span text:style-name="T2"><text:s text:c="2"/>dispatch_conjunction { </text:span><text:span text:style-name="T7">or</text:span><text:span text:style-name="T2"> dispatch_conjunction }*</text:span></text:p>
      <text:p text:style-name="P4"><text:s text:c="2"/></text:p>
      <text:p text:style-name="P4">dispatch_conjunction ::=</text:p>
      <text:p text:style-name="Standard"><text:span text:style-name="T2"><text:s text:c="2"/>dispatch_trigger { </text:span><text:span text:style-name="T7">and</text:span><text:span text:style-name="T2"> dispatch_trigger }*</text:span></text:p>
      <text:p text:style-name="P4"><text:s text:c="2"/></text:p>
      <text:p text:style-name="P4">completion_relative_timeout_condition_and_catch ::=</text:p>
      <text:p text:style-name="Standard"><text:span text:style-name="T2"><text:s text:c="2"/></text:span><text:span text:style-name="T7">timeout</text:span><text:span text:style-name="T2"> behavior_time</text:span></text:p>
      <text:p text:style-name="P4"><text:s text:c="2"/></text:p>
      <text:p text:style-name="P4">dispatch_relative_timeout_catch ::=</text:p>
      <text:p text:style-name="Standard"><text:span text:style-name="T2"><text:s text:c="2"/></text:span><text:span text:style-name="T7">timeout</text:span></text:p>
      <text:p text:style-name="P4"><text:s text:c="2"/></text:p>
      <text:p text:style-name="P4">dispatch_trigger ::=</text:p>
      <text:p text:style-name="P9"><text:span text:style-name="T2"><text:s text:c="2"/></text:span><text:span text:style-name="T31">in_event_port_</text:span><text:span text:style-name="T2">name</text:span></text:p>
      <text:p text:style-name="P9"><text:span text:style-name="T2">| </text:span><text:span text:style-name="T31">in_event_data_port_</text:span><text:span text:style-name="T2">name</text:span></text:p>
      <text:p text:style-name="P1"/>
      <text:p text:style-name="P4">frozen_ports ::=</text:p>
      <text:p text:style-name="P10"><text:span text:style-name="T2"><text:s text:c="2"/></text:span><text:span text:style-name="T14">in_port_</text:span><text:span text:style-name="T2">name { </text:span><text:span text:style-name="T7">,</text:span><text:span text:style-name="T2"> </text:span><text:span text:style-name="T14">in_port_</text:span><text:span text:style-name="T2">name }*</text:span></text:p>
      <text:p text:style-name="P4"><text:soft-page-break/>behavior_action_block ::=</text:p>
      <text:p text:style-name="Standard"><text:span text:style-name="T2"><text:s text:c="2"/></text:span><text:span text:style-name="T7">{</text:span><text:span text:style-name="T2"> behavior_actions </text:span><text:span text:style-name="T7">}</text:span><text:span text:style-name="T2"> [ </text:span><text:span text:style-name="T7">timeout</text:span><text:span text:style-name="T2"> behavior_time ]</text:span></text:p>
      <text:p text:style-name="P1"/>
      <text:p text:style-name="P4">behavior_actions ::=</text:p>
      <text:p text:style-name="P4"><text:s text:c="2"/>behavior_action</text:p>
      <text:p text:style-name="P4">| behavior_action_sequence</text:p>
      <text:p text:style-name="P4">| behavior_action_set</text:p>
      <text:p text:style-name="P1"/>
      <text:p text:style-name="P4">behavior_action_sequence ::=</text:p>
      <text:p text:style-name="Standard"><text:span text:style-name="T2"><text:s text:c="2"/>behavior_action { </text:span><text:span text:style-name="T7">;</text:span><text:span text:style-name="T2"> behavior_action }+</text:span></text:p>
      <text:p text:style-name="P1"/>
      <text:p text:style-name="P4">behavior_action_set ::=</text:p>
      <text:p text:style-name="Standard"><text:span text:style-name="T2"><text:s text:c="2"/>behavior_action { </text:span><text:span text:style-name="T7">&amp;</text:span><text:span text:style-name="T2"> behavior_action }+ </text:span></text:p>
      <text:p text:style-name="P1"/>
      <text:p text:style-name="P4">behavior_action ::=</text:p>
      <text:p text:style-name="P4"><text:s text:c="2"/>basic_action </text:p>
      <text:p text:style-name="P4">| behavior_action_block</text:p>
      <text:p text:style-name="Standard"><text:span text:style-name="T2">| </text:span><text:span text:style-name="T7">if</text:span><text:span text:style-name="T2"> </text:span><text:span text:style-name="T7">(</text:span><text:span text:style-name="T2"> </text:span><text:span text:style-name="T14">logical_</text:span><text:span text:style-name="T2">value_expression </text:span><text:span text:style-name="T7">)</text:span><text:span text:style-name="T2"> behavior_actions</text:span></text:p>
      <text:p text:style-name="Standard"><text:span text:style-name="T2"><text:s text:c="2"/>{ </text:span><text:span text:style-name="T7">elsif</text:span><text:span text:style-name="T2"> </text:span><text:span text:style-name="T7">(</text:span><text:span text:style-name="T2"> </text:span><text:span text:style-name="T14">logical_</text:span><text:span text:style-name="T2">value_expression </text:span><text:span text:style-name="T7">)</text:span><text:span text:style-name="T2"> behavior_actions }*</text:span></text:p>
      <text:p text:style-name="Standard"><text:span text:style-name="T2"><text:s text:c="2"/>[ </text:span><text:span text:style-name="T7">else</text:span><text:span text:style-name="T2"> behavior_actions ] <text:s text:c="2"/></text:span></text:p>
      <text:p text:style-name="Standard"><text:span text:style-name="T2"><text:s text:c="2"/></text:span><text:span text:style-name="T7">end if </text:span></text:p>
      <text:p text:style-name="Standard"><text:span text:style-name="T2">| </text:span><text:span text:style-name="T7">for</text:span><text:span text:style-name="T2"> </text:span><text:span text:style-name="T7">(</text:span><text:span text:style-name="T2"> </text:span></text:p>
      <text:p text:style-name="Standard"><text:span text:style-name="T2"><text:s text:c="2"/></text:span><text:span text:style-name="T14">element_</text:span><text:span text:style-name="T2">identifier </text:span><text:span text:style-name="T7">:</text:span><text:span text:style-name="T2"> </text:span><text:span text:style-name="T14">data_</text:span><text:span text:style-name="T2">unique_component_classifier_reference</text:span></text:p>
      <text:p text:style-name="Standard"><text:span text:style-name="T2"><text:s text:c="2"/></text:span><text:span text:style-name="T7">in</text:span><text:span text:style-name="T2"> element_values </text:span><text:span text:style-name="T7">)</text:span><text:span text:style-name="T2"> </text:span><text:span text:style-name="T7">{</text:span><text:span text:style-name="T2"> behavior_actions </text:span><text:span text:style-name="T7">}</text:span></text:p>
      <text:p text:style-name="Standard"><text:span text:style-name="T2">| </text:span><text:span text:style-name="T7">forall</text:span><text:span text:style-name="T2"> </text:span><text:span text:style-name="T7">(</text:span><text:span text:style-name="T2"> </text:span></text:p>
      <text:p text:style-name="Standard"><text:span text:style-name="T2"><text:s text:c="2"/></text:span><text:span text:style-name="T14">element_</text:span><text:span text:style-name="T2">identifier </text:span><text:span text:style-name="T7">:</text:span><text:span text:style-name="T2"> </text:span><text:span text:style-name="T14">data_</text:span><text:span text:style-name="T2">unique_component_classifier_reference</text:span></text:p>
      <text:p text:style-name="Standard"><text:span text:style-name="T2"><text:s text:c="2"/></text:span><text:span text:style-name="T7">in</text:span><text:span text:style-name="T2"> element_values </text:span><text:span text:style-name="T7">)</text:span><text:span text:style-name="T2"> </text:span><text:span text:style-name="T7">{</text:span><text:span text:style-name="T2"> behavior_actions </text:span><text:span text:style-name="T7">}</text:span></text:p>
      <text:p text:style-name="Standard"><text:span text:style-name="T2">| </text:span><text:span text:style-name="T7">while</text:span><text:span text:style-name="T2"> </text:span><text:span text:style-name="T7">(</text:span><text:span text:style-name="T2"> </text:span><text:span text:style-name="T14">logical_</text:span><text:span text:style-name="T2">value_expression </text:span><text:span text:style-name="T7">)</text:span><text:span text:style-name="T2"> </text:span><text:span text:style-name="T7">{</text:span><text:span text:style-name="T2"> behavior_actions </text:span><text:span text:style-name="T7">}</text:span></text:p>
      <text:p text:style-name="Standard"><text:span text:style-name="T2">| </text:span><text:span text:style-name="T7">do</text:span><text:span text:style-name="T2"> behavior_actions </text:span><text:span text:style-name="T7">until</text:span><text:span text:style-name="T2"> </text:span><text:span text:style-name="T7">(</text:span><text:span text:style-name="T2"> </text:span><text:span text:style-name="T14">logical_</text:span><text:span text:style-name="T2">value_expression </text:span><text:span text:style-name="T7">)</text:span></text:p>
      <text:p text:style-name="P1"/>
      <text:p text:style-name="P4">element_values ::=</text:p>
      <text:p text:style-name="P4"><text:s text:c="2"/>integer_range</text:p>
      <text:p text:style-name="Standard"><text:span text:style-name="T2">| </text:span><text:span text:style-name="T14">event_data_port_</text:span><text:span text:style-name="T2">name</text:span></text:p>
      <text:p text:style-name="Standard"><text:span text:style-name="T2">| </text:span><text:span text:style-name="T14">array_</text:span><text:span text:style-name="T21">data_</text:span><text:span text:style-name="T2">component_reference</text:span></text:p>
      <text:p text:style-name="P1"/>
      <text:p text:style-name="P4"><text:soft-page-break/>basic_action ::=</text:p>
      <text:p text:style-name="P4"><text:s text:c="2"/>assignment_action</text:p>
      <text:p text:style-name="P4">| communication_action</text:p>
      <text:p text:style-name="P4">| timed_action</text:p>
      <text:p text:style-name="P1"/>
      <text:p text:style-name="P4">assignment_action ::= </text:p>
      <text:p text:style-name="Standard"><text:span text:style-name="T2"><text:s text:c="2"/>target </text:span><text:span text:style-name="T7">:=</text:span><text:span text:style-name="T2"> ( value_expression | </text:span><text:span text:style-name="T7">any</text:span><text:span text:style-name="T2"> )</text:span></text:p>
      <text:p text:style-name="P1"/>
      <text:p text:style-name="P4">target ::= </text:p>
      <text:p text:style-name="Standard"><text:span text:style-name="T2">| </text:span><text:span text:style-name="T14">outgoing_port_</text:span><text:span text:style-name="T2">name </text:span></text:p>
      <text:p text:style-name="P10"><text:span text:style-name="T2">| </text:span><text:span text:style-name="T14">outgoing_</text:span><text:span text:style-name="T21">subprogram_parameter</text:span><text:span text:style-name="T2"> </text:span></text:p>
      <text:p text:style-name="Standard"><text:span text:style-name="T2">| </text:span><text:span text:style-name="T21">data_</text:span><text:span text:style-name="T2">component_reference</text:span></text:p>
      <text:p text:style-name="P10"><text:span text:style-name="T2">| </text:span><text:span text:style-name="T15">outgoing_port_prototype_</text:span><text:span text:style-name="T2">name</text:span></text:p>
      <text:p text:style-name="P1"/>
      <text:p text:style-name="P4">communication_action ::= </text:p>
      <text:p text:style-name="Standard"><text:span text:style-name="T2"><text:s text:c="2"/></text:span><text:span text:style-name="T14">subprogram_prototype_</text:span><text:span text:style-name="T2">name </text:span><text:span text:style-name="T7">!</text:span><text:span text:style-name="T2"> [ </text:span><text:span text:style-name="T7">(</text:span><text:span text:style-name="T2"> subprogram_parameter_list </text:span><text:span text:style-name="T7">)</text:span><text:span text:style-name="T2"> ]</text:span></text:p>
      <text:p text:style-name="Standard"><text:span text:style-name="T2">| </text:span><text:span text:style-name="T14">required_subprogram_access_</text:span><text:span text:style-name="T2">name </text:span><text:span text:style-name="T7">!</text:span><text:span text:style-name="T2"> [ </text:span><text:span text:style-name="T7">(</text:span><text:span text:style-name="T2"> subprogram_parameter_list </text:span><text:span text:style-name="T7">)</text:span><text:span text:style-name="T2"> ]</text:span></text:p>
      <text:p text:style-name="Standard"><text:span text:style-name="T2">| </text:span><text:span text:style-name="T14">subprogram_subcomponent_</text:span><text:span text:style-name="T2">name </text:span><text:span text:style-name="T7">!</text:span><text:span text:style-name="T2"> [ </text:span><text:span text:style-name="T7">(</text:span><text:span text:style-name="T2"> subprogram_parameter_list </text:span><text:span text:style-name="T7">)</text:span><text:span text:style-name="T2"> ]</text:span></text:p>
      <text:p text:style-name="Standard"><text:span text:style-name="T2">| </text:span><text:span text:style-name="T14">subprogram_</text:span><text:span text:style-name="T2">unique_component_classifier_reference </text:span><text:span text:style-name="T7">!</text:span><text:span text:style-name="T2"> [ </text:span><text:span text:style-name="T7">(</text:span><text:span text:style-name="T2"> subprogram_parameter_list </text:span><text:span text:style-name="T7">)</text:span><text:span text:style-name="T2"> ]</text:span></text:p>
      <text:p text:style-name="Standard"><text:span text:style-name="T2">| </text:span><text:span text:style-name="T14">output_port_</text:span><text:span text:style-name="T2">name </text:span><text:span text:style-name="T7">!</text:span><text:span text:style-name="T2"> [ </text:span><text:span text:style-name="T7">(</text:span><text:span text:style-name="T2"> value_expression </text:span><text:span text:style-name="T7">)</text:span><text:span text:style-name="T2"> ]</text:span></text:p>
      <text:p text:style-name="Standard"><text:span text:style-name="T2">| </text:span><text:span text:style-name="T14">input_port_</text:span><text:span text:style-name="T2">name </text:span><text:span text:style-name="T7">&gt;&gt;</text:span></text:p>
      <text:p text:style-name="Standard"><text:span text:style-name="T2">| </text:span><text:span text:style-name="T14">input_port_</text:span><text:span text:style-name="T2">name </text:span><text:span text:style-name="T7">?</text:span><text:span text:style-name="T2"> [ </text:span><text:span text:style-name="T7">(</text:span><text:span text:style-name="T2"> target </text:span><text:span text:style-name="T7">)</text:span><text:span text:style-name="T2"> ]</text:span></text:p>
      <text:p text:style-name="Standard"><text:span text:style-name="T2">| </text:span><text:span text:style-name="T14">required_data_access_</text:span><text:span text:style-name="T2">name </text:span><text:span text:style-name="T7">!&lt;</text:span></text:p>
      <text:p text:style-name="Standard"><text:span text:style-name="T2">| </text:span><text:span text:style-name="T14">required_data_access_</text:span><text:span text:style-name="T2">name </text:span><text:span text:style-name="T7">!&gt;</text:span></text:p>
      <text:p text:style-name="Standard"><text:span text:style-name="T2">| </text:span><text:span text:style-name="T14">required_data_access_</text:span><text:span text:style-name="T2">name </text:span><text:span text:style-name="T6">.</text:span><text:span text:style-name="T2"> </text:span><text:span text:style-name="T14">provided_subprogram_access_</text:span><text:span text:style-name="T2">name </text:span><text:span text:style-name="T7">!</text:span><text:span text:style-name="T2"> [ </text:span><text:span text:style-name="T7">(</text:span><text:span text:style-name="T2"> subprogram_parameter_list </text:span><text:span text:style-name="T7">)</text:span><text:span text:style-name="T2"> ]</text:span></text:p>
      <text:p text:style-name="Standard"><text:span text:style-name="T2">| </text:span><text:span text:style-name="T7">*!&lt;</text:span></text:p>
      <text:p text:style-name="Standard"><text:span text:style-name="T2">| </text:span><text:span text:style-name="T7">*!&gt;</text:span></text:p>
      <text:p text:style-name="P1"/>
      <text:p text:style-name="P14">timed_action ::= </text:p>
      <text:p text:style-name="P15"><text:span text:style-name="T2"><text:s text:c="2"/></text:span><text:span text:style-name="T7">computation</text:span><text:span text:style-name="T2"> </text:span><text:span text:style-name="T7">(</text:span><text:span text:style-name="T2"> behavior_time [ </text:span><text:span text:style-name="T7">..</text:span><text:span text:style-name="T2"> behavior_time ] </text:span><text:span text:style-name="T7">)</text:span></text:p>
      <text:p text:style-name="P15"><text:span text:style-name="T9"><text:s text:c="4"/></text:span><text:span text:style-name="T23">[ </text:span><text:span text:style-name="T8">in binding (</text:span><text:span text:style-name="T23"> </text:span><text:span text:style-name="T32">processor_</text:span><text:span text:style-name="T23">unique_component_classier_reference</text:span></text:p>
      <text:p text:style-name="P14"><text:span text:style-name="T29"><text:s text:c="6"/>{ </text:span><text:span text:style-name="T12">, </text:span><text:span text:style-name="T34">processor_</text:span><text:span text:style-name="T29">unique_com</text:span><text:span text:style-name="T30">p</text:span><text:span text:style-name="T29">onent_classifier_reference }* </text:span><text:span text:style-name="T12">) </text:span><text:span text:style-name="T29">] </text:span></text:p>
      <text:p text:style-name="P1"/>
      <text:p text:style-name="P4">subprogram_parameter_list ::=</text:p>
      <text:p text:style-name="Standard"><text:span text:style-name="T2"><text:s text:c="2"/>parameter_label { </text:span><text:span text:style-name="T7">,</text:span><text:span text:style-name="T2"> parameter_label }*</text:span></text:p>
      <text:p text:style-name="P1"><text:soft-page-break/></text:p>
      <text:p text:style-name="P4"/>
      <text:p text:style-name="P4">parameter_label ::=</text:p>
      <text:p text:style-name="Standard"><text:span text:style-name="T2"><text:s text:c="2"/></text:span><text:span text:style-name="T14">in_</text:span><text:span text:style-name="T2">subprogram_parameter | </text:span><text:span text:style-name="T14">out_</text:span><text:span text:style-name="T2">subprogram_parameter</text:span></text:p>
      <text:p text:style-name="P1"/>
      <text:p text:style-name="P6">data_component_reference ::=</text:p>
      <text:p text:style-name="P10"><text:span text:style-name="T2"><text:s text:c="2"/></text:span><text:span text:style-name="T14">data_subcomponent_</text:span><text:span text:style-name="T2">name { </text:span><text:span text:style-name="T7">.</text:span><text:span text:style-name="T2"> data_</text:span><text:span text:style-name="T4">field</text:span><text:span text:style-name="T2"> }*</text:span></text:p>
      <text:p text:style-name="P11"><text:span text:style-name="T2">| </text:span><text:span text:style-name="T14">data_access_feature_</text:span><text:span text:style-name="T2">name { </text:span><text:span text:style-name="T7">.</text:span><text:span text:style-name="T2"> data_</text:span><text:span text:style-name="T5">field</text:span><text:span text:style-name="T2"> }*</text:span></text:p>
      <text:p text:style-name="P11"><text:span text:style-name="T2">| </text:span><text:span text:style-name="T14">local_variable_</text:span><text:span text:style-name="T24">name</text:span><text:span text:style-name="T2"> { </text:span><text:span text:style-name="T6">.</text:span><text:span text:style-name="T2"> data_</text:span><text:span text:style-name="T5">field</text:span><text:span text:style-name="T2"> }* <text:line-break/>| </text:span><text:span text:style-name="T14">data_access_feature_prototype</text:span><text:span text:style-name="T13">_</text:span><text:span text:style-name="T2">name { </text:span><text:span text:style-name="T7">.</text:span><text:span text:style-name="T2"> data_</text:span><text:span text:style-name="T5">field</text:span><text:span text:style-name="T2"> }*</text:span></text:p>
      <text:p text:style-name="P5"/>
      <text:p text:style-name="P7"><text:span text:style-name="T19">data_</text:span><text:span text:style-name="T26">field</text:span><text:span text:style-name="T19"> ::=</text:span></text:p>
      <text:p text:style-name="P10"><text:span text:style-name="T21"><text:s text:c="2"/></text:span><text:span text:style-name="T14">data_subcomponent_</text:span><text:span text:style-name="T2">name</text:span></text:p>
      <text:p text:style-name="P10"><text:span text:style-name="T2">| </text:span><text:span text:style-name="T14">data_access_</text:span><text:span text:style-name="T16">feature</text:span><text:span text:style-name="T14">_</text:span><text:span text:style-name="T2">name</text:span></text:p>
      <text:p text:style-name="P10"><text:span text:style-name="T2">| </text:span><text:span text:style-name="T14">data_access_</text:span><text:span text:style-name="T16">feature_</text:span><text:span text:style-name="T14">prototype</text:span><text:span text:style-name="T13">_</text:span><text:span text:style-name="T2">name</text:span></text:p>
      <text:p text:style-name="P4"/>
      <text:p text:style-name="P6">subprogram_parameter ::=</text:p>
      <text:p text:style-name="P11"><text:span text:style-name="T14"><text:s text:c="2"/>subprogram_parameter_</text:span><text:span text:style-name="T2">name {</text:span><text:span text:style-name="T7">.</text:span><text:span text:style-name="T2"> data_</text:span><text:span text:style-name="T5">field</text:span><text:span text:style-name="T2"> }*</text:span></text:p>
      <text:p text:style-name="P4"/>
      <text:p text:style-name="P4">name ::= </text:p>
      <text:p text:style-name="P10"><text:span text:style-name="T21"><text:s text:c="2"/>{ </text:span><text:span text:style-name="T14">thread_group_</text:span><text:span text:style-name="T21">identifier </text:span><text:span text:style-name="T7">.</text:span><text:span text:style-name="T21"> }*</text:span></text:p>
      <text:p text:style-name="P8"><text:s text:c="2"/>{</text:p>
      <text:p text:style-name="P10"><text:span text:style-name="T21"><text:s text:c="4"/>[</text:span><text:span text:style-name="T20"> </text:span><text:span text:style-name="T18">subprogram_group_access_</text:span><text:span text:style-name="T20">identifier </text:span><text:span text:style-name="T10">.</text:span><text:span text:style-name="T25"> </text:span><text:span text:style-name="T20">]</text:span></text:p>
      <text:p text:style-name="P10"><text:span text:style-name="T21"><text:s text:c="4"/>[</text:span><text:span text:style-name="T20"> </text:span><text:span text:style-name="T18">subprogram_group_</text:span><text:span text:style-name="T20">identifier</text:span><text:span text:style-name="T10">.</text:span><text:span text:style-name="T25"> </text:span><text:span text:style-name="T20">]</text:span></text:p>
      <text:p text:style-name="P10"><text:span text:style-name="T21"><text:s text:c="4"/>[ </text:span><text:span text:style-name="T14">feature_group_</text:span><text:span text:style-name="T21">identifier </text:span><text:span text:style-name="T7">.</text:span><text:span text:style-name="T22"> </text:span><text:span text:style-name="T21">]</text:span></text:p>
      <text:p text:style-name="P8"><text:s text:c="2"/>}*</text:p>
      <text:p text:style-name="P8"><text:s text:c="2"/>identifier { array_index }*</text:p>
      <text:p text:style-name="P4"/>
      <text:p text:style-name="P4">array_index ::=</text:p>
      <text:p text:style-name="Standard"><text:span text:style-name="T2"><text:s text:c="2"/></text:span><text:span text:style-name="T7">[</text:span><text:span text:style-name="T2"> </text:span><text:span text:style-name="T14">integer_</text:span><text:span text:style-name="T2">value </text:span><text:span text:style-name="T7">]</text:span></text:p>
      <text:p text:style-name="P1"/>
      <text:p text:style-name="P4"/>
      <text:p text:style-name="P4">value ::=</text:p>
      <text:p text:style-name="P4"><text:s text:c="2"/>value_variable</text:p>
      <text:p text:style-name="P4">| value_constant</text:p>
      <text:p text:style-name="Standard"><text:soft-page-break/><text:span text:style-name="T2">| </text:span><text:span text:style-name="T7">(</text:span><text:span text:style-name="T2"> value_expression </text:span><text:span text:style-name="T7">)</text:span></text:p>
      <text:p text:style-name="P1"/>
      <text:p text:style-name="P4">value_variable ::=</text:p>
      <text:p text:style-name="Standard"><text:span text:style-name="T2"><text:s text:c="2"/></text:span><text:span text:style-name="T14">incoming_port_</text:span><text:span text:style-name="T2">name</text:span></text:p>
      <text:p text:style-name="Standard"><text:span text:style-name="T2">| </text:span><text:span text:style-name="T14">incoming_port_</text:span><text:span text:style-name="T2">name </text:span><text:span text:style-name="T7">?</text:span></text:p>
      <text:p text:style-name="P10"><text:span text:style-name="T2">| </text:span><text:span text:style-name="T14">incoming_</text:span><text:span text:style-name="T21">subprogram_parameter</text:span></text:p>
      <text:p text:style-name="Standard"><text:span text:style-name="T3">| </text:span><text:span text:style-name="T17">incoming_port_prototype_</text:span><text:span text:style-name="T3">name</text:span></text:p>
      <text:p text:style-name="Standard"><text:span text:style-name="T2">| </text:span><text:span text:style-name="T21">data_</text:span><text:span text:style-name="T2">component_reference</text:span></text:p>
      <text:p text:style-name="Standard"><text:span text:style-name="T2">| </text:span><text:span text:style-name="T14">port_</text:span><text:span text:style-name="T2">name </text:span><text:span text:style-name="T7">’ count</text:span></text:p>
      <text:p text:style-name="Standard"><text:span text:style-name="T2">| </text:span><text:span text:style-name="T14">port_</text:span><text:span text:style-name="T2">name </text:span><text:span text:style-name="T6">’ </text:span><text:span text:style-name="T7">fresh</text:span></text:p>
      <text:p text:style-name="P1"/>
      <text:p text:style-name="P4">value_constant ::= </text:p>
      <text:p text:style-name="P4"><text:s text:c="2"/>boolean_literal</text:p>
      <text:p text:style-name="P4">| numeric_literal </text:p>
      <text:p text:style-name="P4">| string_literal</text:p>
      <text:p text:style-name="P4">| property_constant</text:p>
      <text:p text:style-name="P4">| property_value</text:p>
      <text:p text:style-name="P1"/>
      <text:p text:style-name="P4">value_expression ::=</text:p>
      <text:p text:style-name="P4"><text:s text:c="2"/>relation { logical_operator relation}* </text:p>
      <text:p text:style-name="P1"/>
      <text:p text:style-name="P4">relation ::=</text:p>
      <text:p text:style-name="P4"><text:s text:c="3"/>simple_expression [ relational_operator simple_expression ]</text:p>
      <text:p text:style-name="P1"/>
      <text:p text:style-name="P4">simple_expression ::= </text:p>
      <text:p text:style-name="P4"><text:s text:c="2"/>[ unary_adding_operator ] term { binary_adding_operator term }*</text:p>
      <text:p text:style-name="P1"/>
      <text:p text:style-name="P4">term ::= </text:p>
      <text:p text:style-name="P4"><text:s text:c="2"/>factor { multiplying_operator factor }*</text:p>
      <text:p text:style-name="P1"/>
      <text:p text:style-name="P4">factor ::= </text:p>
      <text:p text:style-name="P4"><text:s text:c="2"/>value [ binary_numeric_operator value ] </text:p>
      <text:p text:style-name="P4">| unary_numeric_operator value </text:p>
      <text:p text:style-name="P4">| unary_boolean_operator value</text:p>
      <text:p text:style-name="P1"/>
      <text:p text:style-name="P4"><text:soft-page-break/>logical_operator ::= </text:p>
      <text:p text:style-name="Standard"><text:span text:style-name="T2"><text:s text:c="2"/></text:span><text:span text:style-name="T7">and</text:span><text:span text:style-name="T2"> | </text:span><text:span text:style-name="T7">or</text:span><text:span text:style-name="T2"> | </text:span><text:span text:style-name="T7">xor</text:span><text:span text:style-name="T2"> </text:span></text:p>
      <text:p text:style-name="P4">relational_operator ::= </text:p>
      <text:p text:style-name="Standard"><text:span text:style-name="T2"><text:s text:c="2"/></text:span><text:span text:style-name="T7">=</text:span><text:span text:style-name="T2"> | </text:span><text:span text:style-name="T7">!=</text:span><text:span text:style-name="T2"> | </text:span><text:span text:style-name="T7">&lt;</text:span><text:span text:style-name="T2"> | </text:span><text:span text:style-name="T7">&lt;=</text:span><text:span text:style-name="T2"> | </text:span><text:span text:style-name="T7">&gt;</text:span><text:span text:style-name="T2"> | </text:span><text:span text:style-name="T7">&gt;=</text:span></text:p>
      <text:p text:style-name="P1"/>
      <text:p text:style-name="P4">binary_adding_operator ::= </text:p>
      <text:p text:style-name="Standard"><text:span text:style-name="T2"><text:s text:c="2"/></text:span><text:span text:style-name="T7">+</text:span><text:span text:style-name="T2"> | </text:span><text:span text:style-name="T7">-</text:span><text:span text:style-name="T2"> </text:span></text:p>
      <text:p text:style-name="P1"/>
      <text:p text:style-name="P4">unary_adding_operator ::= <text:s/></text:p>
      <text:p text:style-name="Standard"><text:span text:style-name="T2"><text:s text:c="2"/></text:span><text:span text:style-name="T7">+</text:span><text:span text:style-name="T2"> | </text:span><text:span text:style-name="T7">-</text:span></text:p>
      <text:p text:style-name="P1"/>
      <text:p text:style-name="P4">multiplying_operator ::= <text:s/></text:p>
      <text:p text:style-name="Standard"><text:span text:style-name="T2"><text:s text:c="2"/></text:span><text:span text:style-name="T7">*</text:span><text:span text:style-name="T2"> | </text:span><text:span text:style-name="T7">/</text:span><text:span text:style-name="T2"> | </text:span><text:span text:style-name="T7">mod</text:span><text:span text:style-name="T2"> | </text:span><text:span text:style-name="T7">rem</text:span></text:p>
      <text:p text:style-name="P1"/>
      <text:p text:style-name="P4">binary_numeric_operator ::= </text:p>
      <text:p text:style-name="Standard"><text:span text:style-name="T2"><text:s text:c="2"/></text:span><text:span text:style-name="T7">**</text:span></text:p>
      <text:p text:style-name="P1"/>
      <text:p text:style-name="P4">unary_numeric_operator ::= </text:p>
      <text:p text:style-name="Standard"><text:span text:style-name="T2"><text:s text:c="2"/></text:span><text:span text:style-name="T7">abs</text:span></text:p>
      <text:p text:style-name="P1"/>
      <text:p text:style-name="P4">unary_boolean_operator ::= </text:p>
      <text:p text:style-name="Standard"><text:span text:style-name="T2"><text:s text:c="2"/></text:span><text:span text:style-name="T7">not</text:span></text:p>
      <text:p text:style-name="P1"/>
      <text:p text:style-name="P4">boolean_literal ::= </text:p>
      <text:p text:style-name="Standard"><text:span text:style-name="T2"><text:s text:c="2"/></text:span><text:span text:style-name="T7">true</text:span><text:span text:style-name="T2"> | </text:span><text:span text:style-name="T7">false</text:span></text:p>
      <text:p text:style-name="P1"/>
      <text:p text:style-name="P4">integer_range ::= </text:p>
      <text:p text:style-name="Standard"><text:span text:style-name="T2"><text:s text:c="2"/>integer_value </text:span><text:span text:style-name="T7">..</text:span><text:span text:style-name="T2"> integer_value</text:span></text:p>
      <text:p text:style-name="P1"/>
      <text:p text:style-name="P4">integer_value ::= </text:p>
      <text:p text:style-name="Standard"><text:span text:style-name="T2"><text:s text:c="2"/></text:span><text:span text:style-name="T14">integer_</text:span><text:span text:style-name="T2">value_variable </text:span></text:p>
      <text:p text:style-name="Standard"><text:span text:style-name="T2">| </text:span><text:span text:style-name="T14">integer_</text:span><text:span text:style-name="T2">value_constant </text:span></text:p>
      <text:p text:style-name="P1"/>
      <text:p text:style-name="P4">behavior_time ::= </text:p>
      <text:p text:style-name="Standard"><text:span text:style-name="T2"><text:s text:c="2"/>integer_value </text:span><text:span text:style-name="T14">unit_</text:span><text:span text:style-name="T2">identifier</text:span></text:p>
      <text:p text:style-name="P1"/>
      <text:p text:style-name="P4"><text:soft-page-break/>property_constant ::=</text:p>
      <text:p text:style-name="Standard"><text:span text:style-name="T2"><text:s text:c="2"/>[ </text:span><text:span text:style-name="T14">property_set_</text:span><text:span text:style-name="T2">identifier </text:span><text:span text:style-name="T7">::</text:span><text:span text:style-name="T2"> ] </text:span><text:span text:style-name="T14">property_constant_</text:span><text:span text:style-name="T2">identifier</text:span></text:p>
      <text:p text:style-name="P4">property_value ::=</text:p>
      <text:p text:style-name="Standard"><text:span text:style-name="T2"><text:s text:c="2"/>[ </text:span><text:span text:style-name="T14">property_set_</text:span><text:span text:style-name="T2">identifier </text:span><text:span text:style-name="T7">::</text:span><text:span text:style-name="T2"> ] </text:span><text:span text:style-name="T14">property_value_</text:span><text:span text:style-name="T2">identifier</text:span></text:p>
      <text:p text:style-name="P5"/>
      <text:p text:style-name="P4">numeric_literal ::= &lt;refer to [AS5506A 15.4]&gt;</text:p>
      <text:p text:style-name="P1"/>
      <text:p text:style-name="P4">string_literal ::= &lt;refer to [AS5506A 15.5]&gt;</text:p>
      <text:p text:style-name="P1"/>
      <text:p text:style-name="P4">numeral ::= &lt;refer to [AS5506A 15.4.1]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GB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punctuation-wrap="hanging" style:vertical-align="baseline" style:writing-mode="lr-tb"/>
      <style:text-properties style:font-name="Droid Sans" fo:font-family="'Droid Sans'" style:font-family-generic="roman" style:font-pitch="variable" fo:font-size="12pt" fo:language="fr" fo:country="FR" style:letter-kerning="true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evision" style:family="paragraph" style:default-outline-level="">
      <style:paragraph-properties fo:orphans="2" fo:widows="2" style:writing-mode="lr-tb"/>
      <style:text-properties style:font-name="Droid Sans" fo:font-family="'Droid Sans'" style:font-family-generic="roman" style:font-pitch="variable" fo:font-size="12pt" fo:language="fr" fo:country="FR" style:letter-kerning="true" style:font-size-asian="12pt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fo:language="fr" fo:country="FR" style:letter-kerning="true" style:font-size-asian="9pt" style:font-name-complex="Lucida Grande1" style:font-family-complex="'Lucida Grande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bastien Gardoll</meta:initial-creator>
    <meta:editing-cycles>102</meta:editing-cycles>
    <meta:print-date>2013-11-27T08:24:00</meta:print-date>
    <meta:creation-date>2013-09-24T16:09:00</meta:creation-date>
    <dc:date>2014-06-16T15:11:54.223724353</dc:date>
    <meta:editing-duration>PT2H21M28S</meta:editing-duration>
    <meta:generator>LibreOffice/4.1.3.2$Linux_X86_64 LibreOffice_project/410m0$Build-2</meta:generator>
    <meta:document-statistic meta:table-count="0" meta:image-count="0" meta:object-count="0" meta:page-count="8" meta:paragraph-count="199" meta:word-count="650" meta:character-count="6003" meta:non-whitespace-character-count="5317"/>
    <meta:user-defined meta:name="AppVersion">14.0000</meta:user-defined>
    <meta:user-defined meta:name="Company">CN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